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2">
      <style:text-properties officeooo:rsid="0022c058" officeooo:paragraph-rsid="0022c058"/>
    </style:style>
    <style:style style:name="P2" style:family="paragraph" style:parent-style-name="Heading_20_3">
      <style:text-properties fo:font-size="24pt" style:font-size-asian="24pt" style:font-size-complex="24pt"/>
    </style:style>
    <style:style style:name="P3" style:family="paragraph" style:parent-style-name="Heading_20_3">
      <style:text-properties fo:font-size="22pt" style:font-size-asian="22pt" style:font-size-complex="22pt"/>
    </style:style>
    <style:style style:name="P4" style:family="paragraph" style:parent-style-name="Heading_20_1">
      <style:paragraph-properties fo:text-align="start" style:justify-single-word="false"/>
      <style:text-properties officeooo:rsid="0022c058" officeooo:paragraph-rsid="0022c058"/>
    </style:style>
    <style:style style:name="P5" style:family="paragraph" style:parent-style-name="Text_20_body">
      <style:paragraph-properties fo:text-align="start" style:justify-single-word="false"/>
      <style:text-properties officeooo:paragraph-rsid="0022c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The Bad Touch</text:h>
      <text:h text:style-name="P1" text:outline-level="2">Bm <text:s text:c="2"/>D <text:s text:c="2"/>A <text:s text:c="2"/>G</text:h>
      <text:h text:style-name="P2" text:outline-level="3">Sweat baby sweat baby sex is a Texas drought</text:h>
      <text:p text:style-name="P5">Me and you do the kind of stuff that only Prince would sing about</text:p>
      <text:p text:style-name="P5">So put your hands down my pants and I'll bet you'll feel nuts</text:p>
      <text:p text:style-name="P5">Yes I'm Siskel, yes I'm Ebert and you're getting two thumbs up</text:p>
      <text:p text:style-name="P5">You've had enough of two-hand touch you want it rough you're out of bounds</text:p>
      <text:p text:style-name="P5">I want you smothered want you covered like my Waffle House hashbrowns</text:p>
      <text:p text:style-name="P5">Come quicker than FedEx never reach an apex just like Coca-Cola stock you are</text:p>
      <text:p text:style-name="P5"><text:s/>inclined To make me rise an hour early just like Daylight Savings Time</text:p>
      <text:p text:style-name="P5"/>
      <text:p text:style-name="P5">Do it now</text:p>
      <text:p text:style-name="P5">You and me baby ain't nothin' but mammals</text:p>
      <text:p text:style-name="P5">So let's do it like they do on the Discovery Channel</text:p>
      <text:p text:style-name="P5">Do it again now</text:p>
      <text:p text:style-name="P5">You and me baby ain't nothin' but mammals</text:p>
      <text:p text:style-name="P5">So let's do it like they do on the Discovery Channel</text:p>
      <text:p text:style-name="P5">Gettin' horny now</text:p>
      <text:p text:style-name="P5"/>
      <text:h text:style-name="P3" text:outline-level="3">Love the kind you clean up with a mop and bucket</text:h>
      <text:p text:style-name="P5">Like the lost catacombs of Egypt only God knows where we stuck it</text:p>
      <text:p text:style-name="P5">Hieroglyphics? Let me be Pacific I wanna be down in your South Seas</text:p>
      <text:p text:style-name="P5">But I got this notion that the motion of your ocean means "Small Craft Advisory"</text:p>
      <text:p text:style-name="P5">So if I capsize on your thighs high tide, B-5 you sunk my battleship</text:p>
      <text:p text:style-name="P5">Please turn me on I'm Mister Coffee with an automatic drip</text:p>
      <text:p text:style-name="P5">So show me yours I'll show you mine "Tool Time" you'll Lovett just like Lyle</text:p>
      <text:p text:style-name="P5">And then we'll do it doggy style so we can both watch "X-Files"</text:p>
      <text:p text:style-name="P5"/>
      <text:p text:style-name="P5">Do it now</text:p>
      <text:p text:style-name="P5">You and me baby ain't nothin' but mamma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1:22:45.491991166</meta:creation-date>
    <dc:title>SongSheet</dc:title>
    <meta:editing-cycles>2</meta:editing-cycles>
    <meta:generator>LibreOffice/7.6.4.1$MacOSX_AARCH64 LibreOffice_project/e19e193f88cd6c0525a17fb7a176ed8e6a3e2aa1</meta:generator>
    <meta:editing-duration>PT6M51S</meta:editing-duration>
    <dc:date>2025-04-14T21:29:36.849526503</dc:date>
    <meta:document-statistic meta:table-count="0" meta:image-count="0" meta:object-count="0" meta:page-count="1" meta:paragraph-count="27" meta:word-count="272" meta:character-count="1352" meta:non-whitespace-character-count="1100"/>
    <meta:template xlink:type="simple" xlink:actuate="onRequest" xlink:title="SongSheet" xlink:href="../../../../Library/Application%20Support/LibreOffice/4/user/template/SongSheet.ott" meta:date="2025-04-14T21:22:45.412321557"/>
  </office:meta>
</office:document-meta>
</file>